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233cm" style:rel-column-width="4752*"/>
    </style:style>
    <style:style style:name="Tabla1.B" style:family="table-column">
      <style:table-column-properties style:column-width="4.431cm" style:rel-column-width="17080*"/>
    </style:style>
    <style:style style:name="Tabla1.C" style:family="table-column">
      <style:table-column-properties style:column-width="0.041cm" style:rel-column-width="156*"/>
    </style:style>
    <style:style style:name="Tabla1.D" style:family="table-column">
      <style:table-column-properties style:column-width="5.629cm" style:rel-column-width="21697*"/>
    </style:style>
    <style:style style:name="Tabla1.E" style:family="table-column">
      <style:table-column-properties style:column-width="0.055cm" style:rel-column-width="210*"/>
    </style:style>
    <style:style style:name="Tabla1.F" style:family="table-column">
      <style:table-column-properties style:column-width="5.613cm" style:rel-column-width="21640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4" style:family="table-row">
      <style:table-row-properties style:min-row-height="1.007cm"/>
    </style:style>
    <style:style style:name="Tabla1.7" style:family="table-row">
      <style:table-row-properties style:min-row-height="2cm"/>
    </style:style>
    <style:style style:name="Tabla1.34" style:family="table-row">
      <style:table-row-properties style:row-height="0.889cm"/>
    </style:style>
    <style:style style:name="Tabla1.35" style:family="table-row">
      <style:table-row-properties style:row-height="2cm"/>
    </style:style>
    <style:style style:name="Tabla1.43" style:family="table-row">
      <style:table-row-properties style:row-height="2.861cm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c0c0c0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table:number-columns-spanned="6" office:value-type="string">
              <text:h text:style-name="Heading_20_1" text:outline-level="1">Batería de test para motores gráficos</text:h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2" table:number-columns-spanned="2" office:value-type="string">
            <text:p text:style-name="Table_20_Heading">Observaciones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Table_20_Contents">Nombre del Motor</text:p>
          </table:table-cell>
          <table:covered-table-cell/>
          <table:table-cell table:style-name="Tabla1.A3" table:number-columns-spanned="2" office:value-type="string">
            <text:p text:style-name="Table_20_Contents">PlaneShift (CrystalSpace)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Tipo (isométrico / 3D)</text:p>
          </table:table-cell>
          <table:covered-table-cell/>
          <table:table-cell table:style-name="Tabla1.A3" table:number-columns-spanned="2" office:value-type="string">
            <text:p text:style-name="Table_20_Contents">3D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Cliente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Table_20_Contents">-&gt; Linux (2.6 kernel, glibc 2.4)</text:p>
            <text:p text:style-name="Table_20_Contents">-&gt; T.Grafica acel. 3D Geforce 4 o superior.</text:p>
            <text:p text:style-name="Table_20_Contents">-&gt; CPU de 1.5 GHz</text:p>
            <text:p text:style-name="Table_20_Contents">-&gt; 1 GB de RAM</text:p>
            <text:p text:style-name="Table_20_Contents">-&gt; 1 GB de HD</text:p>
            <text:p text:style-name="Table_20_Contents">-&gt; Conexión de banda ancha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Necesita las instalación de librerías adicionales o configuración específica?</text:p>
          </table:table-cell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Table_20_Contents">-&gt; Linux (2.6 kernel, glibc 2.4)</text:p>
            <text:p text:style-name="Table_20_Contents">-&gt; CPU de 2.66 GHz</text:p>
            <text:p text:style-name="Table_20_Contents">-&gt; 1 GB de RAM</text:p>
            <text:p text:style-name="Table_20_Contents">-&gt; 80 MB de HD</text:p>
          </table:table-cell>
          <table:covered-table-cell/>
          <table:table-cell table:style-name="Tabla1.A2" table:number-columns-spanned="2" office:value-type="string">
            <text:p text:style-name="Table_20_Contents">-&gt; Jam</text:p>
            <text:p text:style-name="Table_20_Contents">-&gt; Cal3D</text:p>
            <text:p text:style-name="Table_20_Contents">-&gt; Crystal Space</text:p>
            <text:p text:style-name="Table_20_Contents">-&gt; Crystal Entity Layer</text:p>
            <text:p text:style-name="Table_20_Contents">-&gt; MySQL 5.0</text:p>
            <text:p text:style-name="Table_20_Contents">-&gt; WordNet 2.1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Pruebas de carga del 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usuario conectados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objetos por estancia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habitaciones por mundo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mundos simultáneos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Gráfic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Animación personajes (huesos o keyframes)</text:p>
          </table:table-cell>
          <table:table-cell table:style-name="Tabla1.A3" table:number-columns-spanned="2" office:value-type="string">
            <text:p text:style-name="Table_20_Contents">3D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Físic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detección de colisione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sistema de partícula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Entrada/salid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teclado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ratón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comando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onid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Formato de audio utilizado</text:p>
          </table:table-cell>
          <table:table-cell table:style-name="Tabla1.A3" table:number-columns-spanned="2" office:value-type="string">
            <text:p text:style-name="Table_20_Contents">Ogg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Red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Puerto utilizado</text:p>
          </table:table-cell>
          <table:table-cell table:style-name="Tabla1.A3" table:number-columns-spanned="2" office:value-type="string">
            <text:p text:style-name="Table_20_Contents">UDP 7777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Base de datos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Base de datos utilizada</text:p>
          </table:table-cell>
          <table:table-cell table:style-name="Tabla1.A3" table:number-columns-spanned="2" office:value-type="string">
            <text:p text:style-name="Table_20_Contents">MySQL 5.0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Interfaz de usuari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Lenguaje de script utilizado</text:p>
          </table:table-cell>
          <table:covered-table-cell/>
          <table:table-cell table:style-name="Tabla1.A3" table:number-columns-spanned="2" office:value-type="string">
            <text:p text:style-name="Table_20_Contents">Lenguaje propi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h text:style-name="Heading_20_2" text:outline-level="2">Test en base a los requisitos solicitados por el client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4">
          <table:table-cell table:style-name="Tabla1.A3" table:number-columns-spanned="2" office:value-type="string">
            <text:p text:style-name="Table_20_Contents">Desplazamient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office:value-type="string">
            <text:p text:style-name="P1"/>
          </table:table-cell>
          <table:table-cell table:style-name="Tabla1.A3" table:number-columns-spanned="2" office:value-type="string">
            <text:p text:style-name="P1">¿Se puede desplazar en diagon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coge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deja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empuja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apilar</text:span> objetos?</text:p>
          </table:table-cell>
          <table:covered-table-cell/>
          <table:table-cell table:style-name="Tabla1.A3" table:number-columns-spanned="2" office:value-type="string">
            <text:p text:style-name="Table_20_Contents">En el inventario si, pero no en el mun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recoge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objetos recogidos?</text:p>
          </table:table-cell>
          <table:covered-table-cell/>
          <table:table-cell table:style-name="Tabla1.A3" table:number-columns-spanned="2" office:value-type="string">
            <text:p text:style-name="Table_20_Contents">Base de datos MySQL en el servidor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Pueden <text:span text:style-name="T1">intercambiar</text:span> objetos los jugadore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43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ispone de algún sistema de seguridad en el intercambio de objeto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saltar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dormir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teletransportar?</text:span>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chat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n abrir privados los jugadore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 enviar el administrador mensajes a todos los usuarios de todas las salas (broadcast)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NPC'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modo se almacenan los diálogos de los NPC's?</text:p>
          </table:table-cell>
          <table:table-cell table:style-name="Tabla1.A3" table:number-columns-spanned="2" office:value-type="string">
            <text:p text:style-name="Table_20_Contents">En la base de datos del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n añadirse/modificarse nuevos diálogos en tiempo de ejecución?</text:p>
          </table:table-cell>
          <table:table-cell table:style-name="Tabla1.A3" table:number-columns-spanned="2" office:value-type="string">
            <text:p text:style-name="Table_20_Contents">No. Requiere reiniciar el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registro y login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selección de <text:span text:style-name="T1">avatare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ersonajes predeterminado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Aspecto de personajes personalizable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 asociar el usuario una imagen a su cuenta de usuario/avatar?</text:p>
          </table:table-cell>
          <table:table-cell table:style-name="Tabla1.A3" table:number-columns-spanned="2" office:value-type="string">
            <text:p text:style-name="Table_20_Contents">Posibilidad de modificar el interfaz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un sistema de <text:span text:style-name="T1">rango</text:span> o experiencia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retos</text:span>, misiones...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retos, misiones... ?</text:p>
          </table:table-cell>
          <table:covered-table-cell/>
          <table:table-cell table:style-name="Tabla1.A3" table:number-columns-spanned="2" office:value-type="string">
            <text:p text:style-name="Table_20_Contents">En la base de datos del servidor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Se pueden añadir/borrar retos, misiones... en tiempo real?</text:p>
          </table:table-cell>
          <table:covered-table-cell/>
          <table:table-cell table:style-name="Tabla1.A3" table:number-columns-spanned="2" office:value-type="string">
            <text:p text:style-name="Table_20_Contents">No. Requiere reiniciar el servidor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expulsar</text:span> a un usuario del juego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estancia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as estancias?</text:p>
          </table:table-cell>
          <table:table-cell table:style-name="Tabla1.A3" table:number-columns-spanned="2" office:value-type="string">
            <text:p text:style-name="Table_20_Contents">Mediante imágenes .png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objeto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os objetos?</text:p>
          </table:table-cell>
          <table:table-cell table:style-name="Tabla1.A3" table:number-columns-spanned="2" office:value-type="string">
            <text:p text:style-name="Table_20_Contents">Base de datos MySQL en el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limitar</text:span> el número de <text:span text:style-name="T1">usuarios</text:span> por estancia?</text:p>
          </table:table-cell>
          <table:covered-table-cell/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conocer los <text:s/><text:span text:style-name="T1">usuarios</text:span> <text:span text:style-name="T1">conectado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administración</text:span> <text:span text:style-name="T1">propio</text:span>?</text:p>
          </table:table-cell>
          <table:covered-table-cell/>
          <table:table-cell table:style-name="Tabla1.A3" table:number-columns-spanned="2" office:value-type="string">
            <text:p text:style-name="Table_20_Contents">Si, mediante comando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log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r usuario?¿Por estancia?¿Por mundo?</text:p>
          </table:table-cell>
          <table:table-cell table:style-name="Tabla1.A3" table:number-columns-spanned="2" office:value-type="string">
            <text:p text:style-name="Table_20_Contents">Por usuario y por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1" style:font-size-asian="12pt" style:language-asian="es" style:country-asian="ES" style:font-name-complex="Bitstream Vera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duardo de la Montaña</meta:initial-creator>
    <meta:creation-date>2007-12-11T08:59:22</meta:creation-date>
    <dc:creator>Sargas</dc:creator>
    <dc:date>2007-12-26T12:54:17</dc:date>
    <dc:language>es-ES</dc:language>
    <meta:editing-cycles>64</meta:editing-cycles>
    <meta:editing-duration>PT10H14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40" meta:word-count="518" meta:character-count="3146"/>
  </office:meta>
</office:document-meta>
</file>